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3000000A2F7D3006FC5135DFD.png" manifest:media-type="image/png"/>
  <manifest:file-entry manifest:full-path="Pictures/20000007000069D500007A9454F70196064D97A0.wmf" manifest:media-type="image/x-wmf"/>
  <manifest:file-entry manifest:full-path="Pictures/10000000000000C3000000A2A00BE5C4285C76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6.509cm" style:rel-column-width="25075*"/>
    </style:style>
    <style:style style:name="Taula2.B" style:family="table-column">
      <style:table-column-properties style:column-width="10.502cm" style:rel-column-width="40460*"/>
    </style:style>
    <style:style style:name="Tau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cccccc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79cm" fo:margin-left="0.095cm" table:align="left" style:writing-mode="lr-tb"/>
    </style:style>
    <style:style style:name="Taula4.A" style:family="table-column">
      <style:table-column-properties style:column-width="1.995cm"/>
    </style:style>
    <style:style style:name="Taula4.B" style:family="table-column">
      <style:table-column-properties style:column-width="7.408cm"/>
    </style:style>
    <style:style style:name="Taula4.C" style:family="table-column">
      <style:table-column-properties style:column-width="7.387cm"/>
    </style:style>
    <style:style style:name="Taula4.1" style:family="table-row">
      <style:table-row-properties style:min-row-height="0.302cm" fo:keep-together="auto"/>
    </style:style>
    <style:style style:name="Taula4.A1" style:family="table-cell">
      <style:table-cell-properties style:vertical-align="top" fo:background-color="#000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fo:keep-together="auto"/>
    </style:style>
    <style:style style:name="Taula4.A2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C2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3" style:family="table-row">
      <style:table-row-properties fo:keep-together="auto"/>
    </style:style>
    <style:style style:name="Taula4.A3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4" style:family="table-row">
      <style:table-row-properties fo:keep-together="auto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5" style:family="table">
      <style:table-properties style:width="16.893cm" table:align="left" style:writing-mode="lr-tb"/>
    </style:style>
    <style:style style:name="Taula5.A" style:family="table-column">
      <style:table-column-properties style:column-width="2.097cm"/>
    </style:style>
    <style:style style:name="Taula5.B" style:family="table-column">
      <style:table-column-properties style:column-width="4.932cm"/>
    </style:style>
    <style:style style:name="Taula5.1" style:family="table-row">
      <style:table-row-properties style:min-row-height="0.302cm" fo:keep-together="auto"/>
    </style:style>
    <style:style style:name="Taula5.A1" style:family="table-cell">
      <style:table-cell-properties style:vertical-align="top" fo:background-color="#0c0c0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5.2" style:family="table-row">
      <style:table-row-properties style:min-row-height="0.422cm" fo:keep-together="auto"/>
    </style:style>
    <style:style style:name="Taula5.A2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5.B2" style:family="table-cell">
      <style:table-cell-properties style:vertical-align="top" fo:background-color="#c0c0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5.3" style:family="table-row">
      <style:table-row-properties fo:keep-together="auto"/>
    </style:style>
    <style:style style:name="Taula5.A3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5.4" style:family="table-row">
      <style:table-row-properties fo:keep-together="auto"/>
    </style:style>
    <style:style style:name="Taula5.A4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5.5" style:family="table-row">
      <style:table-row-properties fo:keep-together="auto"/>
    </style:style>
    <style:style style:name="Taula5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5.6" style:family="table-row">
      <style:table-row-properties fo:keep-together="auto"/>
    </style:style>
    <style:style style:name="Taula5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5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5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5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5.7" style:family="table-row">
      <style:table-row-properties fo:keep-together="auto"/>
    </style:style>
    <style:style style:name="Taula5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D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5.8" style:family="table-row">
      <style:table-row-properties fo:keep-together="auto"/>
    </style:style>
    <style:style style:name="Taula5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5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5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5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5.9" style:family="table-row">
      <style:table-row-properties fo:keep-together="auto"/>
    </style:style>
    <style:style style:name="Taula5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5.D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officeooo:rsid="00591206" officeooo:paragraph-rsid="00fa9316" style:font-size-asian="10pt" style:font-size-complex="10pt"/>
    </style:style>
    <style:style style:name="P15" style:family="paragraph" style:parent-style-name="Text_20_body">
      <style:text-properties fo:font-size="10pt" fo:font-weight="bold" officeooo:rsid="005c08d9" officeooo:paragraph-rsid="00fa9316" style:font-size-asian="10pt" style:font-weight-asian="bold" style:font-size-complex="10pt" style:font-weight-complex="bold"/>
    </style:style>
    <style:style style:name="P16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7" style:family="paragraph" style:parent-style-name="Text_20_body">
      <style:text-properties fo:color="#000000" style:font-name="aRIAL" fo:font-size="12pt" fo:language="ca" fo:country="ES" fo:font-style="normal" fo:font-weight="normal" officeooo:rsid="00f23988" officeooo:paragraph-rsid="00fc6b49" fo:background-color="transparent" style:font-size-asian="12pt" style:language-asian="zxx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2pt" fo:language="ca" fo:country="ES" fo:font-weight="normal" officeooo:rsid="00f23988" officeooo:paragraph-rsid="00fc6b49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9" style:family="paragraph" style:parent-style-name="Text_20_body">
      <style:text-properties fo:font-weight="bold" officeooo:rsid="00591206" officeooo:paragraph-rsid="00fd4df7" style:font-weight-asian="bold" style:font-weight-complex="bold"/>
    </style:style>
    <style:style style:name="P2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1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2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3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2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6" style:family="paragraph" style:parent-style-name="Standard">
      <style:paragraph-properties fo:text-align="center" style:justify-single-word="false"/>
      <style:text-properties style:font-name="Arial2" fo:font-size="8pt" fo:font-weight="bold" officeooo:rsid="006a3c03" officeooo:paragraph-rsid="01029f63" style:font-size-asian="8pt" style:font-weight-asian="bold" style:font-size-complex="8pt" style:font-weight-complex="bold"/>
    </style:style>
    <style:style style:name="P27" style:family="paragraph" style:parent-style-name="Standard">
      <style:text-properties style:font-name="Arial2" fo:font-size="8pt" officeooo:paragraph-rsid="01029f63" style:font-size-asian="8pt" style:font-size-complex="8pt"/>
    </style:style>
    <style:style style:name="P28" style:family="paragraph" style:parent-style-name="Standard">
      <style:text-properties officeooo:paragraph-rsid="01029f63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6" style:family="paragraph" style:parent-style-name="Table_20_Contents">
      <style:text-properties officeooo:rsid="00f23988" officeooo:paragraph-rsid="00fc6b49"/>
    </style:style>
    <style:style style:name="P37" style:family="paragraph" style:parent-style-name="Table_20_Contents">
      <style:text-properties officeooo:rsid="00ff7062" officeooo:paragraph-rsid="00ff7062"/>
    </style:style>
    <style:style style:name="P38" style:family="paragraph" style:parent-style-name="Table_20_Contents">
      <style:text-properties officeooo:rsid="0100b6fe" officeooo:paragraph-rsid="0100b6fe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font-weight="normal" officeooo:rsid="00591206" officeooo:paragraph-rsid="00fd4df7" style:font-weight-asian="normal" style:font-weight-complex="normal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fo:font-weight="normal" officeooo:rsid="00591206" officeooo:paragraph-rsid="0100b6fe" style:font-weight-asian="normal" style:font-weight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fo:font-weight="bold" officeooo:rsid="00591206" officeooo:paragraph-rsid="00fd4df7" style:font-weight-asian="bold" style:font-weight-complex="bold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fo:font-weight="bold" officeooo:rsid="00591206" officeooo:paragraph-rsid="0100b6fe" style:font-weight-asian="bold" style:font-weight-complex="bold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591206" officeooo:paragraph-rsid="01029f63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rsid="01029f63" officeooo:paragraph-rsid="01029f63"/>
    </style:style>
    <style:style style:name="P45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46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7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8" style:family="paragraph" style:parent-style-name="Standard">
      <style:paragraph-properties fo:text-align="center" style:justify-single-word="false"/>
      <style:text-properties style:font-name="Arial2" fo:font-size="8pt" fo:font-weight="bold" officeooo:paragraph-rsid="0105b104" style:font-size-asian="8pt" style:font-weight-asian="bold" style:font-size-complex="8pt" style:font-weight-complex="bold"/>
    </style:style>
    <style:style style:name="P49" style:family="paragraph" style:parent-style-name="Standard">
      <style:text-properties style:font-name="Arial2" fo:font-size="8pt" officeooo:rsid="005c0e2c" officeooo:paragraph-rsid="0105b104" style:font-size-asian="8pt" style:font-size-complex="8pt"/>
    </style:style>
    <style:style style:name="P50" style:family="paragraph" style:parent-style-name="Standard">
      <style:text-properties style:font-name="Arial2" fo:font-size="8pt" officeooo:paragraph-rsid="0105b104" style:font-size-asian="8pt" style:font-size-complex="8pt"/>
    </style:style>
    <style:style style:name="P51" style:family="paragraph" style:parent-style-name="Standard">
      <style:text-properties officeooo:paragraph-rsid="0105b104"/>
    </style:style>
    <style:style style:name="P52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Times New Roman" fo:font-size="11pt" fo:language="ca" fo:country="ES" fo:font-style="normal" fo:font-weight="normal" officeooo:rsid="0105b104" officeooo:paragraph-rsid="0105b104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0fdcc13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dcc13" fo:background-color="transparent" loext:char-shading-value="0" style:font-size-asian="24pt" style:font-size-complex="2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e87ef" style:font-weight-asian="normal" style:font-weight-complex="normal"/>
    </style:style>
    <style:style style:name="T21" style:family="text">
      <style:text-properties fo:font-weight="normal" officeooo:rsid="005d2367" style:font-weight-asian="normal" style:font-weight-complex="normal"/>
    </style:style>
    <style:style style:name="T22" style:family="text">
      <style:text-properties fo:font-weight="normal" officeooo:rsid="0100b6fe" style:font-weight-asian="normal" style:font-weight-complex="normal"/>
    </style:style>
    <style:style style:name="T23" style:family="text">
      <style:text-properties fo:font-weight="normal" officeooo:rsid="01029f63" style:font-weight-asian="normal" style:font-weight-complex="normal"/>
    </style:style>
    <style:style style:name="T24" style:family="text">
      <style:text-properties officeooo:rsid="005c08d9"/>
    </style:style>
    <style:style style:name="T25" style:family="text">
      <style:text-properties officeooo:rsid="00fa9316"/>
    </style:style>
    <style:style style:name="T26" style:family="text">
      <style:text-properties officeooo:rsid="00fc6b49"/>
    </style:style>
    <style:style style:name="T27" style:family="text">
      <style:text-properties officeooo:rsid="00ff7062"/>
    </style:style>
    <style:style style:name="T28" style:family="text">
      <style:text-properties officeooo:rsid="0100b6fe"/>
    </style:style>
    <style:style style:name="T29" style:family="text">
      <style:text-properties officeooo:rsid="006a3c03"/>
    </style:style>
    <style:style style:name="T30" style:family="text">
      <style:text-properties officeooo:rsid="010408c8"/>
    </style:style>
    <style:style style:name="T31" style:family="text">
      <style:text-properties officeooo:rsid="005c0e2c"/>
    </style:style>
    <style:style style:name="T32" style:family="text">
      <style:text-properties officeooo:rsid="005feb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0">2251</text:span><text:span text:style-name="T11"> CFG</text:span><text:span text:style-name="T10">S Administració de Sistemes Informàtics</text:span></text:p>
      <text:p text:style-name="P25">2252 CFGS Desenvolupament d'Aplicacions Multiplataforma</text:p>
      <text:h text:style-name="P45" text:outline-level="1"><text:span text:style-name="T14">Mòdul 3</text:span><text:span text:style-name="T13"> – Programació bàsica</text:span></text:h>
      <text:h text:style-name="P47" text:outline-level="1">UF2 – <text:span text:style-name="T15">Programació modular</text:span></text:h>
      <text:p text:style-name="P24"><text:span text:style-name="T16">Informe de lliurament </text:span><text:span text:style-name="T17">A50</text:span><text:span text:style-name="T18">9</text:span></text:p>
      <text:p text:style-name="P23"/>
      <text:p text:style-name="P31"/>
      <text:p text:style-name="P21"/>
      <text:p text:style-name="P32"/>
      <text:p text:style-name="P33">Informe <text:span text:style-name="T25">de valoració de qualitat del projecte final</text:span><text:bookmark-start text:name="__DdeLink__3243_1392924193"/></text:p>
      <text:h text:style-name="P46" text:outline-level="1"><text:bookmark-end text:name="__DdeLink__3243_1392924193"/></text:h>
      <text:p text:style-name="P16">Avaluació entre iguals. L'avaluador d'aquest informe <text:span text:style-name="T26">l'</text:span>omplirà i el retornarà a l'autor per tal que pugui ser lliurat a la bústia de lliurament. </text:p>
      <text:p text:style-name="P18"/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36">Avaluador (persona que evalua)</text:p>
          </table:table-cell>
          <table:table-cell table:style-name="Taula2.B1" office:value-type="string">
            <text:p text:style-name="P36"><text:span text:style-name="T27">Criteri avaluat</text:span> (<text:span text:style-name="T27">aspecte concret de la qualitat que s'avalua</text:span>)</text:p>
          </table:table-cell>
        </table:table-row>
        <table:table-row>
          <table:table-cell table:style-name="Taula2.A2" table:number-rows-spanned="2" office:value-type="string">
            <text:p text:style-name="P36">Especialista en disseny modular</text:p>
          </table:table-cell>
          <table:table-cell table:style-name="Taula2.B3" office:value-type="string">
            <text:p text:style-name="P37">Correctesa.</text:p>
          </table:table-cell>
        </table:table-row>
        <table:table-row>
          <table:covered-table-cell/>
          <table:table-cell table:style-name="Taula2.B3" office:value-type="string">
            <text:p text:style-name="P38">Documentació (codi ben documentat amb javadoc i comentaris).</text:p>
          </table:table-cell>
        </table:table-row>
        <table:table-row>
          <table:table-cell table:style-name="Taula2.A2" table:number-rows-spanned="2" office:value-type="string">
            <text:p text:style-name="P36">Especialista en etsructura de dades</text:p>
          </table:table-cell>
          <table:table-cell table:style-name="Taula2.B5" office:value-type="string">
            <text:p text:style-name="P37">R<text:span text:style-name="T28">o</text:span>bustesa.</text:p>
          </table:table-cell>
        </table:table-row>
        <table:table-row>
          <table:covered-table-cell/>
          <table:table-cell table:style-name="Taula2.B5" office:value-type="string">
            <text:p text:style-name="P38">Llegibilitat del codi.</text:p>
          </table:table-cell>
        </table:table-row>
        <table:table-row>
          <table:table-cell table:style-name="Taula2.A2" table:number-rows-spanned="2" office:value-type="string">
            <text:p text:style-name="P36">Especialita en biblioteques</text:p>
          </table:table-cell>
          <table:table-cell table:style-name="Taula2.B6" office:value-type="string">
            <text:p text:style-name="P37">Estructuració (codi ben estructurat).</text:p>
          </table:table-cell>
        </table:table-row>
        <table:table-row>
          <table:covered-table-cell/>
          <table:table-cell table:style-name="Taula2.B7" office:value-type="string">
            <text:p text:style-name="P38">Interficie d'usuari.</text:p>
          </table:table-cell>
        </table:table-row>
      </table:table>
      <text:p text:style-name="P17"/>
      <text:p text:style-name="P22"/>
      <text:p text:style-name="P14">Nom de l<text:span text:style-name="T24">'avaluador</text:span>: <text:s/>_______________________________________</text:p>
      <text:p text:style-name="P14">Data de l<text:span text:style-name="T24">'</text:span>a<text:span text:style-name="T24">valuació</text:span>: _________________________________________</text:p>
      <text:p text:style-name="P14"/>
      <text:p text:style-name="P15">Avaluació</text:p>
      <text:p text:style-name="P19"><text:span text:style-name="T22">El projecte c</text:span><text:span text:style-name="T19">ompila </text:span><text:span text:style-name="T20">i s'executa </text:span><text:span text:style-name="T19">(SI/NO): __________ <text:s/></text:span></text:p>
      <text:p text:style-name="P39">En cas negatiu:</text:p>
      <text:p text:style-name="P42"><text:span text:style-name="T22">Exposeu la raó per la que creieu que no és possible executar-lo</text:span><text:span text:style-name="T19">? <text:s text:c="2"/>__________________________ <text:s/></text:span></text:p>
      <text:p text:style-name="P40"><text:span text:style-name="T28">Creus que és possible solucionar el problema amb el temps del que disposeu abans de la data límit de lliurament?</text:span>____________________________________________________________________</text:p>
      <text:p text:style-name="P40"><text:span text:style-name="T28">Què proposaríeu de fer per solucionar el problema amb independència del temps necessari per fer-ho?</text:span>__________________________________________________________________________</text:p>
      <text:p text:style-name="P40"/>
      <text:p text:style-name="P41"/>
      <text:p text:style-name="P43"><text:span text:style-name="T19">En cas afirmatiu (que si compili </text:span><text:span text:style-name="T21">i s'executi</text:span><text:span text:style-name="T23">)</text:span><text:span text:style-name="T21">, valideu els criteris de qualitat </text:span><text:span text:style-name="T23">que us han tocat. Ompliu una fila per cada criteri. </text:span><text:span text:style-name="T29">Indiqueu per cada fila el nom del criteri o aspecte que avaluareu i detalleu per cada columna aquells elements dels que constateu una deficiència (mitjana o deficient segons correspongui).</text:span></text:p>
      <text:p text:style-name="P44">Identifiqueu cada element, per tal que sigui possible localitzar-lo ràpidament: part funcional avaluada, classes i funcions on es localitzaria la deficiència, estructura de dades utilitzada <text:span text:style-name="T30">i d'altra informació important</text:span>.</text:p>
      <text:p text:style-name="P44">Només cal detallar les deficiències, no cal identificar les coses que funcionin perfectament.. Aquest informe ha de servir per valorar si és possible fer millores abans de la data límit.</text:p>
      <text:p text:style-name="P44"/>
      <table:table table:name="Taula4" table:style-name="Taula4">
        <table:table-column table:style-name="Taula4.A"/>
        <table:table-column table:style-name="Taula4.B"/>
        <table:table-column table:style-name="Taula4.C"/>
        <table:table-header-rows>
          <text:soft-page-break/>
          <table:table-row table:style-name="Taula4.1">
            <table:table-cell table:style-name="Taula4.A1" table:number-columns-spanned="3" office:value-type="string">
              <text:p text:style-name="P26">Relació de classes i mètodes que no passarien el test de qualitat</text:p>
            </table:table-cell>
            <table:covered-table-cell/>
            <table:covered-table-cell/>
          </table:table-row>
          <table:table-row table:style-name="Taula4.2">
            <table:table-cell table:style-name="Taula4.A2" office:value-type="string">
              <text:p text:style-name="P27">Criteri <text:span text:style-name="T29">avaluat</text:span></text:p>
            </table:table-cell>
            <table:table-cell table:style-name="Taula4.A2" office:value-type="string">
              <text:p text:style-name="P27"><text:span text:style-name="T29">Qualitat </text:span><text:s/>mitjana (50%)</text:p>
            </table:table-cell>
            <table:table-cell table:style-name="Taula4.C2" office:value-type="string">
              <text:p text:style-name="P27"><text:span text:style-name="T29">Qualitat</text:span> deficient (0%)</text:p>
            </table:table-cell>
          </table:table-row>
        </table:table-header-rows>
        <table:table-row table:style-name="Taula4.3">
          <table:table-cell table:style-name="Taula4.A3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ula4.B3" office:value-type="string">
            <text:p text:style-name="P27"/>
          </table:table-cell>
          <table:table-cell table:style-name="Taula4.C3" office:value-type="string">
            <text:p text:style-name="P27"/>
          </table:table-cell>
        </table:table-row>
        <table:table-row table:style-name="Taula4.4">
          <table:table-cell table:style-name="Taula4.A4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ula4.B4" office:value-type="string">
            <text:p text:style-name="P27"/>
          </table:table-cell>
          <table:table-cell table:style-name="Taula4.C4" office:value-type="string">
            <text:p text:style-name="P27"/>
          </table:table-cell>
        </table:table-row>
      </table:table>
      <text:p text:style-name="P28"/>
      <text:p text:style-name="P53">Recordeu la taula de qualitat que usareu per a fer l'avaluació dels vostres criteris:</text:p>
      <text:p text:style-name="P53"/>
      <table:table table:name="Taula5" table:style-name="Taula5">
        <table:table-column table:style-name="Taula5.A"/>
        <table:table-column table:style-name="Taula5.B" table:number-columns-repeated="3"/>
        <table:table-header-rows>
          <table:table-row table:style-name="Taula5.1">
            <table:table-cell table:style-name="Taula5.A1" table:number-columns-spanned="4" office:value-type="string">
              <text:p text:style-name="P48">Criteris de qualitat per l'avaluació de lliurament final</text:p>
            </table:table-cell>
            <table:covered-table-cell/>
            <table:covered-table-cell/>
            <table:covered-table-cell/>
          </table:table-row>
          <table:table-row table:style-name="Taula5.2">
            <table:table-cell table:style-name="Taula5.A2" office:value-type="string">
              <text:p text:style-name="P50"/>
            </table:table-cell>
            <table:table-cell table:style-name="Taula5.B2" table:number-columns-spanned="3" office:value-type="string">
              <text:p text:style-name="P48">Nivell de qualitat</text:p>
            </table:table-cell>
            <table:covered-table-cell/>
            <table:covered-table-cell/>
          </table:table-row>
          <table:table-row table:style-name="Taula5.3">
            <table:table-cell table:style-name="Taula5.A3" office:value-type="string">
              <text:p text:style-name="P50">Criteri</text:p>
            </table:table-cell>
            <table:table-cell table:style-name="Taula5.A3" office:value-type="string">
              <text:p text:style-name="P50">Qualificació màxima (100%)</text:p>
            </table:table-cell>
            <table:table-cell table:style-name="Taula5.A3" office:value-type="string">
              <text:p text:style-name="P50">Qualificació mitjana (50%)</text:p>
            </table:table-cell>
            <table:table-cell table:style-name="Taula5.B2" office:value-type="string">
              <text:p text:style-name="P50">Qualificació deficient (0%)</text:p>
            </table:table-cell>
          </table:table-row>
        </table:table-header-rows>
        <table:table-row table:style-name="Taula5.4">
          <table:table-cell table:style-name="Taula5.A4" office:value-type="string">
            <text:p text:style-name="P50">Correctesa<text:line-break/>(2,5 punts)</text:p>
          </table:table-cell>
          <table:table-cell table:style-name="Taula5.B4" office:value-type="string">
            <text:p text:style-name="P50">El programa realitza totes les funcio<text:span text:style-name="T31">nalitats</text:span> demanades a l'enunciat de forma correcta d'acord amb el pla de proves previst.</text:p>
            <text:p text:style-name="P50"/>
            <text:p text:style-name="P50"/>
          </table:table-cell>
          <table:table-cell table:style-name="Taula5.C4" office:value-type="string">
            <text:p text:style-name="P50">Funcionen totes les funcionalitats excepte una o dues.</text:p>
            <text:p text:style-name="P50"/>
          </table:table-cell>
          <table:table-cell table:style-name="Taula5.D4" office:value-type="string">
            <text:p text:style-name="P50">L'aplicació falla en més de dos casos.</text:p>
          </table:table-cell>
        </table:table-row>
        <table:table-row table:style-name="Taula5.5">
          <table:table-cell table:style-name="Taula5.A5" office:value-type="string">
            <text:p text:style-name="P50">Robustesa<text:line-break/>(1,<text:span text:style-name="T31">5</text:span> punt)</text:p>
          </table:table-cell>
          <table:table-cell table:style-name="Taula5.B5" office:value-type="string">
            <text:p text:style-name="P50">L'aplicació funciona sense bloquejar-se i controlant els possibles erros que puguin esdevenir.</text:p>
          </table:table-cell>
          <table:table-cell table:style-name="Taula5.C5" office:value-type="string">
            <text:p text:style-name="P50">Es bloqueja e<text:span text:style-name="T32">n</text:span> alguna ocasió o bé acaba sobtadament <text:s/>a causa d'algun <text:s/>error no controlat (no més de <text:span text:style-name="T32">dos</text:span> casos).</text:p>
            <text:p text:style-name="P50"/>
          </table:table-cell>
          <table:table-cell table:style-name="Taula5.D5" office:value-type="string">
            <text:p text:style-name="P50">L'aplicació es queda bloquejada o finalitza sobtadament amb freqüència.</text:p>
          </table:table-cell>
        </table:table-row>
        <table:table-row table:style-name="Taula5.6">
          <table:table-cell table:style-name="Taula5.A6" office:value-type="string">
            <text:p text:style-name="P50">Codi modular i ben <text:s/>estructurat<text:line-break/>(1.5 punts)</text:p>
          </table:table-cell>
          <table:table-cell table:style-name="Taula5.B6" office:value-type="string">
            <text:p text:style-name="P50">El codi es troba distribuït en mètodes de classes i les classes en paquets <text:s/>que responen a criteris lògics evidents o bé descrits a la documentació.</text:p>
            <text:p text:style-name="P50">El codi no es concentra <text:s/>en pocs mètodes o en poques classes sinó que es troba ben distribuït i segmentat en nivells de profunditat raonables per la mida de l'aplicació que ajuda a <text:span text:style-name="T32">fer</text:span> el seguiment del flux.</text:p>
            <text:p text:style-name="P50">Hi ha una separació estructural de les classes i mètodes responsables de l'intercanvi d'informació amb l'usuari d'aquelles classes i mètodes encarregats de calcular i processar. </text:p>
            <text:p text:style-name="P50">Les estructures de dades ajuden a mantenir les dades agrupades i ben identificades al llarg del codi.</text:p>
            <text:p text:style-name="P50"/>
          </table:table-cell>
          <table:table-cell table:style-name="Taula5.C6" office:value-type="string">
            <text:p text:style-name="P50">El codi està estructurat però no hi ha paquets o hi ha classes que concentren bona part del codi. </text:p>
            <text:p text:style-name="P50">No sempre són evidents els criteris de separació del codi en classes i paquets ni hi ha informació a la documentació.</text:p>
            <text:p text:style-name="P50">Ocasionalment es barreja codi encarregat de calcular i processar les dades <text:s text:c="2"/>amb l'encarregat d'intercanviar informació amb l'usuari.</text:p>
            <text:p text:style-name="P50">No sempre es fan servir les estructures de dades i de vegades les dades resten disperses. </text:p>
            <text:p text:style-name="P50"/>
            <text:p text:style-name="P50"/>
          </table:table-cell>
          <table:table-cell table:style-name="Taula5.D6" office:value-type="string">
            <text:p text:style-name="P50">Hi ha mètodes monolítics que són els responsables d'una part important de la funcionalitat. </text:p>
            <text:p text:style-name="P50">No hi ha criteris identificables de les raons usades per separar el codi en mètodes o classes. <text:s text:c="2"/></text:p>
            <text:p text:style-name="P50">Es difícil de preveure les conseqüències de modificar alguna part del codi.</text:p>
            <text:p text:style-name="P50">Les captures de teclat i les sortides per pantalla es barregen amb la resta processament en gairebé tot el codi.</text:p>
            <text:p text:style-name="P50">Quasi mai es fan servir estructures de dades., treballant amb un nombre gran de variables disperses.</text:p>
            <text:p text:style-name="P50"/>
          </table:table-cell>
        </table:table-row>
        <table:table-row table:style-name="Taula5.7">
          <table:table-cell table:style-name="Taula5.A7" office:value-type="string">
            <text:p text:style-name="P50">Codi documentat<text:line-break/>(1,5 punts)</text:p>
          </table:table-cell>
          <table:table-cell table:style-name="Taula5.B7" office:value-type="string">
            <text:p text:style-name="P50">El codi està ben documentat seguin la sintaxi de al documentació java. Es pot doncs generar el javadoc de totes les classes.</text:p>
            <text:p text:style-name="P50">Els comentaris són clars i breus. Sempre s'explica el que fan els mètodes, quines son les entrades, quines les sortides i sota quines condicions es produiria un error.</text:p>
            <text:p text:style-name="P50"/>
          </table:table-cell>
          <table:table-cell table:style-name="Taula5.C7" office:value-type="string">
            <text:p text:style-name="P50">Tot i que està documentat, no és possible generar el javadoc d'algunes classes perquè no s'ha seguit la sintaxi especificada per java.</text:p>
            <text:p text:style-name="P50"><text:span text:style-name="T32">E</text:span>ls comentaris són poc clarificadors. Sovint, hi falta informació sobre les entrades, les sortides o els possibles errors. </text:p>
          </table:table-cell>
          <table:table-cell table:style-name="Taula5.D7" office:value-type="string">
            <text:p text:style-name="P50">No hi ha comentaris o els que hi ha són confosos i poden portar a interpretar malament la seva funcionalitat, els valor de les dades acceptats, etc.</text:p>
          </table:table-cell>
        </table:table-row>
        <table:table-row table:style-name="Taula5.8">
          <table:table-cell table:style-name="Taula5.A8" office:value-type="string">
            <text:p text:style-name="P50">Codi llegible<text:line-break/>(1.5 punts)</text:p>
          </table:table-cell>
          <table:table-cell table:style-name="Taula5.B8" office:value-type="string">
            <text:p text:style-name="P50">Es fan servir constants de forma habitual en lloc de valors literals.</text:p>
            <text:p text:style-name="P50">Els noms de les classes, dels <text:soft-page-break/>mètodes i les variables són descriptius de manera que és molt intuïtiu saber per a què es fan servir.</text:p>
            <text:p text:style-name="P50">El codi està <text:s/>ben indentat.</text:p>
            <text:p text:style-name="P50">Les estructures de dades ajuden a interpretar el flux de les dades durant l'execució.</text:p>
            <text:p text:style-name="P50"/>
          </table:table-cell>
          <table:table-cell table:style-name="Taula5.C8" office:value-type="string">
            <text:p text:style-name="P50">Es fan servir poques constants. </text:p>
            <text:p text:style-name="P50">Costa deduir la utilització de mètodes i variables a partir dels seus <text:soft-page-break/>noms.</text:p>
            <text:p text:style-name="P50">El codi no està sempre ben indentat.</text:p>
            <text:p text:style-name="P50"/>
          </table:table-cell>
          <table:table-cell table:style-name="Taula5.D8" office:value-type="string">
            <text:p text:style-name="P50">Mai o quasi bé mai, es fan servir constants.</text:p>
            <text:p text:style-name="P50">Costa deduir la utilització de <text:soft-page-break/>mètodes i variables a partir dels seus noms.</text:p>
            <text:p text:style-name="P50">No se segueix un criteri fix a l'hora de nombrar variables mètodes i classes. </text:p>
            <text:p text:style-name="P50">Sovint el codi està mal indentat.</text:p>
          </table:table-cell>
        </table:table-row>
        <table:table-row table:style-name="Taula5.9">
          <table:table-cell table:style-name="Taula5.A9" office:value-type="string">
            <text:p text:style-name="P50">Interfície Amigable <text:line-break/>(1.<text:span text:style-name="T31">5</text:span> punt)</text:p>
          </table:table-cell>
          <table:table-cell table:style-name="Taula5.B9" office:value-type="string">
            <text:p text:style-name="P49">L'usuari sempre sap on es troba i com sortir o tronar a la pantalla anterior.</text:p>
            <text:p text:style-name="P50">Sempre es deixa clar el que l'usuari ha de fer en cada moment.</text:p>
            <text:p text:style-name="P50">Les accions que l'usuari ha de fer són intuïtives o fàcils de deduir.</text:p>
            <text:p text:style-name="P50"/>
          </table:table-cell>
          <table:table-cell table:style-name="Taula5.C9" office:value-type="string">
            <text:p text:style-name="P49">No resulta fàcil saber en quina pantalla es troba l'usuari.</text:p>
            <text:p text:style-name="P50"/>
            <text:p text:style-name="P50"><text:span text:style-name="T31">Malgr</text:span>at que hi ha missatges orientadors per l'usuari, aquest no sempre clarifiquen el que s'espera que l'usuari faci.</text:p>
          </table:table-cell>
          <table:table-cell table:style-name="Taula5.D9" office:value-type="string">
            <text:p text:style-name="P50">No hi ha missatges o els missatges que es mostren no expliquen el que l'usuari ha de fer, cosa que provoca que sovint aquest s'equivoqui.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0fdcc13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2"><draw:image xlink:href="Pictures/10000000000000C3000000A2A00BE5C4285C766C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9</text:span></text:p>
                  </table:table-cell>
                  <table:table-cell table:style-name="Taula1.A1" office:value-type="string">
                    <text:p text:style-name="MP6">Activitat <text:span text:style-name="MT5">A509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3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F7D3006FC5135DF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3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meta:initial-creator>Pilar Bertrans</meta:initial-creator>
    <meta:creation-date>2011-07-26T20:32:45.570000000</meta:creation-date>
    <dc:language>es-ES</dc:language>
    <meta:editing-cycles>349</meta:editing-cycles>
    <meta:editing-duration>P5DT3H2M3S</meta:editing-duration>
    <dc:date>2015-11-18T12:45:46.922288149</dc:date>
    <meta:document-statistic meta:table-count="5" meta:image-count="3" meta:object-count="0" meta:page-count="3" meta:paragraph-count="104" meta:word-count="1067" meta:character-count="6884" meta:non-whitespace-character-count="5889"/>
    <meta:user-defined meta:name="Info 1"/>
    <meta:user-defined meta:name="Info 2"/>
    <meta:user-defined meta:name="Info 3"/>
    <meta:user-defined meta:name="Info 4"/>
  </office:meta>
</office:document-meta>
</file>